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7c09" officeooo:paragraph-rsid="00197c09"/>
    </style:style>
    <style:style style:name="P2" style:family="paragraph" style:parent-style-name="Standard">
      <style:paragraph-properties fo:text-align="justify" style:justify-single-word="false"/>
      <style:text-properties officeooo:rsid="00197c09" officeooo:paragraph-rsid="00197c09"/>
    </style:style>
    <style:style style:name="P3" style:family="paragraph" style:parent-style-name="Standard">
      <style:paragraph-properties fo:text-align="justify" style:justify-single-word="false"/>
      <style:text-properties officeooo:rsid="00197c09" officeooo:paragraph-rsid="001a2992"/>
    </style:style>
    <style:style style:name="P4" style:family="paragraph" style:parent-style-name="Standard">
      <style:paragraph-properties fo:text-align="justify" style:justify-single-word="false"/>
      <style:text-properties officeooo:rsid="00197c09" officeooo:paragraph-rsid="001ad408"/>
    </style:style>
    <style:style style:name="P5" style:family="paragraph" style:parent-style-name="Standard">
      <style:paragraph-properties fo:text-align="justify" style:justify-single-word="false"/>
      <style:text-properties officeooo:rsid="00197c09" officeooo:paragraph-rsid="001bb921"/>
    </style:style>
    <style:style style:name="P6" style:family="paragraph" style:parent-style-name="Standard">
      <style:paragraph-properties fo:text-align="justify" style:justify-single-word="false"/>
      <style:text-properties officeooo:rsid="00197c09" officeooo:paragraph-rsid="001d45a3"/>
    </style:style>
    <style:style style:name="P7" style:family="paragraph" style:parent-style-name="Standard">
      <style:text-properties officeooo:rsid="00197c09" officeooo:paragraph-rsid="00197c09"/>
    </style:style>
    <style:style style:name="P8" style:family="paragraph" style:parent-style-name="Standard">
      <style:paragraph-properties fo:text-align="justify" style:justify-single-word="false"/>
      <style:text-properties officeooo:rsid="001a2992" officeooo:paragraph-rsid="001ad408"/>
    </style:style>
    <style:style style:name="P9" style:family="paragraph" style:parent-style-name="Standard">
      <style:paragraph-properties fo:text-align="justify" style:justify-single-word="false"/>
      <style:text-properties officeooo:rsid="001ad408" officeooo:paragraph-rsid="001ad408"/>
    </style:style>
    <style:style style:name="P10" style:family="paragraph" style:parent-style-name="Standard">
      <style:paragraph-properties fo:text-align="justify" style:justify-single-word="false"/>
      <style:text-properties officeooo:rsid="001ad408" officeooo:paragraph-rsid="001bb921"/>
    </style:style>
    <style:style style:name="P11" style:family="paragraph" style:parent-style-name="Standard">
      <style:paragraph-properties fo:text-align="justify" style:justify-single-word="false"/>
      <style:text-properties officeooo:rsid="001bb921" officeooo:paragraph-rsid="001bb921"/>
    </style:style>
    <style:style style:name="T1" style:family="text">
      <style:text-properties officeooo:rsid="001a2992"/>
    </style:style>
    <style:style style:name="T2" style:family="text">
      <style:text-properties officeooo:rsid="00197c09"/>
    </style:style>
    <style:style style:name="T3" style:family="text">
      <style:text-properties officeooo:rsid="001ad408"/>
    </style:style>
    <style:style style:name="T4" style:family="text">
      <style:text-properties officeooo:rsid="001bb921"/>
    </style:style>
    <style:style style:name="T5" style:family="text">
      <style:text-properties officeooo:rsid="001bf274"/>
    </style:style>
    <style:style style:name="T6" style:family="text">
      <style:text-properties officeooo:rsid="001d45a3"/>
    </style:style>
    <style:style style:name="T7" style:family="text">
      <style:text-properties officeooo:rsid="001dbd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mo chegamos ate aqui?</text:span></text:p>
      <text:p text:style-name="P3"/>
      <text:p text:style-name="P3">Sempre nos incomodou o conceito de habitação "social". Como se habitação pura fosse outra coisa, como se a habitação "social" fosse uma exceção e não a regra (falamos em Brasil).</text:p>
      <text:p text:style-name="P3">Mas o que os livros chamam de habitação social é onde vive a maioria das pessoas. <text:span text:style-name="T1">Então por que dar um nome especial ao que </text:span>é<text:span text:style-name="T1"> o corriqueiro? </text:span>Pois bem, daqui em diante trataremos apenas de habitação. Como deve ser. Digna e para todos.</text:p>
      <text:p text:style-name="P2">Aproveito aqui para agradecer ao Lelé, que nos foi tão importante e determinante nessa jornada. E Aravena. Obrigado por nos abrir caminhos.</text:p>
      <text:p text:style-name="P2">Mas essa é a nossa jornada. Enquanto <text:span text:style-name="T1">arquitetos</text:span> e enquanto moradores. Enquanto pessoas que desejam uma cidade com oportunidades mais igualitárias para todos.</text:p>
      <text:p text:style-name="P2">Esse projeto foi feito para ser uma experiência real. Não apenas um projeto, mas como ele se comporta no <text:span text:style-name="T1">dia a dia.</text:span> O mais importante para isso é saber: quanto custa para fazer o que queremos e precisamos?</text:p>
      <text:p text:style-name="P2">Qual o máximo que podemos fazer com um mínimo de custo? Quais seriam as soluções mais adaptadas aos financiamentos existentes?</text:p>
      <text:p text:style-name="P2"><text:span text:style-name="T1">Encontrar</text:span> o equilíbrio. Iniciar pelo orçamento. </text:p>
      <text:p text:style-name="P2"/>
      <text:p text:style-name="P2"/>
      <text:p text:style-name="P3">Casa max-min</text:p>
      <text:p text:style-name="P2"/>
      <text:p text:style-name="P9">Nossa busca foi por uma solução pratica e de qualidade, que pudesse ser executada facilmente e que permitisse reduzir os custos iniciais para facilitar o financiamento. </text:p>
      <text:p text:style-name="P2">Partimos de duas ideias inspiradas pelo Aravena para montar o nosso projeto de <text:span text:style-name="T1">meia casa</text:span> "boa" e economizar custos:</text:p>
      <text:p text:style-name="P2"/>
      <text:p text:style-name="P2">1. A casa pode ser <text:span text:style-name="T1">aumentada</text:span>.</text:p>
      <text:p text:style-name="P2"/>
      <text:p text:style-name="P2">2. Parte do acabamento é feita posteriormente.</text:p>
      <text:p text:style-name="P2"/>
      <text:p text:style-name="P3"><text:span text:style-name="T1">Esse projeto </text:span>é<text:span text:style-name="T1"> um projeto piloto. Ele foi desenvolvido para ser o ponto de partida para outras ideias, ser adaptado caso a caso, terreno a terreno, família a família.</text:span></text:p>
      <text:p text:style-name="P8">Decidimos por utilizar um<text:span text:style-name="T2"> terreno de 70 m², </text:span>que<text:span text:style-name="T2"> é pequeno, mas é um tamanho bem comum nos bairros mais periféricos de São Paulo e nas áreas que eram favelas antigamente. </text:span>Podemos utilizar posteriormente terrenos maiores ou menores, <text:span text:style-name="T3">mas construir em um terreno menor permite, em ultimo caso, um maior investimento no mesmo. Isso significa poder utilizar um terreno mais valorizado, com mais acesso aos equipamentos e facilidades urbanas. <text:s/></text:span></text:p>
      <text:p text:style-name="P8"><text:span text:style-name="T3">É importante lembrar que morar bem é feito 50% pela casa propriamente dita e 50% do local onde se mora.</text:span></text:p>
      <text:p text:style-name="P3"><text:span text:style-name="T3">Essa casa n</text:span>ão é uma casa de interesse social, é uma casa para todos <text:span text:style-name="T1">aqueles que estejam interessados em construir com qualidade economizando muito e estejam dispostos a fazer algumas concessões. </text:span></text:p>
      <text:p text:style-name="P4"><text:span text:style-name="T1">Ela </text:span>tem, a princípio, 50m². <text:span text:style-name="T3">Consideramos 50m² um bom custo-benefício, o que</text:span> é muito relativo: <text:span text:style-name="T3">para alguns </text:span>pode ser pouco, mas muitas <text:span text:style-name="T3">habitações</text:span> são muito menores. <text:span text:style-name="T3">O</text:span> PMCMV <text:span text:style-name="T3">tinha como mínimo</text:span> 41 m², mas muitos empreendimentos no centro da cidade <text:span text:style-name="T3">de São Paulo possuem </text:span>muito menos, <text:span text:style-name="T3">mesmo os idealizados para pessoas de alta renda (já vimos de 18m²).</text:span></text:p>
      <text:p text:style-name="P5"><text:span text:style-name="T3">O projeto inclui</text:span> fundações já calculadas para que <text:span text:style-name="T3">no futuro</text:span> possua um andar superior, o que pode aumentá-l<text:span text:style-name="T3">o</text:span> para até 100m². Para isso, a laje já é recortada para a escada. A cobertura é desmontável e pode ser reaproveitada em cima do andar superior quando <text:span text:style-name="T3">o </text:span><text:soft-page-break/><text:span text:style-name="T3">mesmo </text:span>for construído.</text:p>
      <text:p text:style-name="P5">A cobertura <text:span text:style-name="T5">também </text:span>é descolada da laje, com ampla ventilação, para não transmitir o cal<text:span text:style-name="T4">or, melhorando o isolamento térmico.</text:span></text:p>
      <text:p text:style-name="P10">Começamos o projeto dessa casa pelo orçamento, o qual pretendemos que esteja em constante evolução. Ela custa, em sua versão mínima <text:span text:style-name="T6">porem completamente habitável, menos de R$55.000,</text:span>00. Em conjunto com os arquivos de desenho do projeto, estamos disponibilizando <text:span text:style-name="T4">um arquivo com a</text:span> tabela <text:span text:style-name="T4">do orçamento. Usamos como fonte o SINAPE, os preços da PMSP, DO FDE-SP e outras fontes publicas, discriminadas a cada item.</text:span></text:p>
      <text:p text:style-name="P10"><text:span text:style-name="T4">Todos esses campos podem ser trocados, permitindo que cada um pegue essa listagem em sua cidade e consiga saber quanto que uma casa como essa poderia custar.</text:span> <text:line-break/><text:span text:style-name="T4">Para chegarmos a esse preço, usamos os preços mais altos que encontramos, o que significa que provavelmente ela custara menos que isso, mas queríamos evitar surpresas desagradáveis.</text:span></text:p>
      <text:p text:style-name="P11"><text:span text:style-name="T2">Com R$55.000,</text:span>00, ela<text:span text:style-name="T2"> tem tudo que normalmente é entregue em uma casa nova: Infraestrutura, encanamento, equipamentos, instalação elétrica boa, etc. Tem muitas janelas, </text:span>pois o<text:span text:style-name="T2"> aumento de custo é pouco. </text:span>Assim, a<text:span text:style-name="T2">pesar do terreno pequeno, a luz é captada por todo lugar, por onde </text:span>for possível.<text:span text:style-name="T2"> </text:span></text:p>
      <text:p text:style-name="P11">Também toda a parte mais cara para a construção do segundo andar já esta incluída: as fundações, as lajes e o local da escada.</text:p>
      <text:p text:style-name="P11">Como falamos anteriormente, para economizar, nessa versão deixamos algumas partes para serem feitas posteriormente.</text:p>
      <text:p text:style-name="P5"><text:span text:style-name="T4">As paredes em geral não possuem acabamento.</text:span> <text:span text:style-name="T4">Apenas</text:span> na cozinha, área de serviço e banheiro <text:span text:style-name="T4">foi previsto acabamento </text:span>cerâmic<text:span text:style-name="T4">o</text:span>. Isso economiza mais de R$5000,<text:span text:style-name="T4">00</text:span>. O acabamento pode ser feito depois, mas também pode ser deixado assim . <text:span text:style-name="T4">Foi pensado para funcionar muito bem sem qualquer acabamento.</text:span></text:p>
      <text:p text:style-name="P5">Uma <text:span text:style-name="T4">decisão econômica foi</text:span> compartilhar uma das paredes laterais com um vizinho que queira construir também.</text:p>
      <text:p text:style-name="P6"><text:span text:style-name="T6">Ela pode ser construída</text:span> com blocos de concreto ou cerâmicos. O preço é quase o mesmo <text:span text:style-name="T6">e </text:span>as propriedades, similares. O bloco cerâmico respira melhor, o que melhora a atmosfera dentro da casa. </text:p>
      <text:p text:style-name="P6">O valor <text:span text:style-name="T4">da casa </text:span>sem economia nenhuma é R$ 67.000,<text:span text:style-name="T4">00. </text:span></text:p>
      <text:p text:style-name="P1"><text:span text:style-name="T6">Caso seja construída </text:span><text:s/>com construtora, o valor fica<text:span text:style-name="T6">ra</text:span> bem mais alto por causa dos custos indiretos <text:span text:style-name="T6">que a</text:span> construtora <text:span text:style-name="T6">gera.</text:span></text:p>
      <text:p text:style-name="P1"/>
      <text:p text:style-name="P1"><text:span text:style-name="T6">Esse</text:span> projeto é totalmente open source. <text:span text:style-name="T6">Sinta-se a vontade para agregar e discutir.</text:span></text:p>
      <text:p text:style-name="P1"/>
      <text:p text:style-name="P1"/>
      <text:p text:style-name="P1"/>
      <text:p text:style-name="P1">*<text:span text:style-name="T7">tijolo solo-cimento</text:span></text:p>
      <text:p text:style-name="P1">*<text:span text:style-name="T7">quanto custaria com 100m²</text:span></text:p>
      <text:p text:style-name="P1"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ra </meta:initial-creator>
    <meta:creation-date>2016-11-09T17:23:16.289591758</meta:creation-date>
    <dc:date>2016-11-11T20:04:14.439067829</dc:date>
    <dc:creator>maira </dc:creator>
    <meta:editing-duration>PT6M4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881" meta:character-count="5298" meta:non-whitespace-character-count="4453"/>
  </office:meta>
</office:document-meta>
</file>